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number-columns-repeated="6" table:default-cell-style-name="ce1"/>
        <table:table-row table:style-name="ro1">
          <table:table-cell table:number-columns-repeated="6"/>
          <table:table-cell table:style-name="Default" table:number-columns-repeated="6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float" office:value="0.75" calcext:value-type="float">
            <text:p>0.7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diversité</text:p>
          </table:table-cell>
          <table:table-cell office:value-type="string" calcext:value-type="string">
            <text:p>charge virale</text:p>
          </table:table-cell>
          <table:table-cell office:value-type="string" calcext:value-type="string">
            <text:p>mouvements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Iteration-max</text:p>
          </table:table-cell>
          <table:table-cell office:value-type="string" calcext:value-type="string">
            <text:p>Iteration-fin</text:p>
          </table:table-cell>
        </table:table-row>
        <table:table-row table:style-name="ro1">
          <table:table-cell/>
          <table:table-cell table:style-name="ce1" office:value-type="float" office:value="0.5" calcext:value-type="float">
            <text:p>0.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float" office:value="0.25" calcext:value-type="float">
            <text:p>0.2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ompteur</text:p>
          </table:table-cell>
          <table:table-cell table:style-name="ce1" office:value-type="float" office:value="8" calcext:value-type="float">
            <text:p>8</text:p>
          </table:table-cell>
          <table:table-cell table:style-name="ce2" table:number-columns-repeated="2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2" table:number-columns-repeated="4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table:style-name="ce2" table:number-columns-repeated="4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style-name="ce2"/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/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" office:value-type="float" office:value="0.75" calcext:value-type="float">
            <text:p>0.7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/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office:value-type="float" office:value="0.5" calcext:value-type="float">
            <text:p>0.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/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" office:value-type="float" office:value="0.25" calcext:value-type="float">
            <text:p>0.2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/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2" table:number-columns-repeated="4"/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table:style-name="ce2" table:number-columns-repeated="4"/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2" table:number-columns-repeated="4"/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style-name="ce2" table:number-columns-repeated="4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" table:number-columns-repeated="4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style-name="ce2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/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76" calcext:value-type="float">
            <text:p>576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/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/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2"/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2"/>
          <table:table-cell table:style-name="ce2" table:number-columns-repeated="4"/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table:style-name="ce2" table:number-columns-repeated="4"/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1" calcext:value-type="float">
            <text:p>131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172" calcext:value-type="float">
            <text:p>1172</text:p>
          </table:table-cell>
          <table:table-cell office:value-type="float" office:value="4725" calcext:value-type="float">
            <text:p>4725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7" calcext:value-type="float">
            <text:p>207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number-rows-repeated="17">
          <table:table-cell table:number-columns-repeated="6"/>
          <table:table-cell table:style-name="ce2" table:number-columns-repeated="6"/>
        </table:table-row>
        <table:table-row table:style-name="ro1">
          <table:table-cell table:number-columns-repeated="6"/>
          <table:table-cell table:style-name="ce2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8">00/00/0000</text:date>, <text:time style:data-style-name="N2" text:time-value="11:45:10.9137766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8T11:44:33.751962553</meta:creation-date>
    <meta:generator>LibreOffice/6.4.7.2$Linux_X86_64 LibreOffice_project/40$Build-2</meta:generator>
    <dc:date>2021-06-28T15:26:09.909474249</dc:date>
    <meta:editing-duration>PT1H15M23S</meta:editing-duration>
    <meta:editing-cycles>10</meta:editing-cycles>
    <meta:document-statistic meta:table-count="1" meta:cell-count="604" meta:object-count="0"/>
  </office:meta>
</office:document-meta>
</file>